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813a7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paragraph-rsid="001813a7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18178b" officeooo:paragraph-rsid="001813a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8178b" officeooo:paragraph-rsid="001813a7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officeooo:rsid="00148c7a" officeooo:paragraph-rsid="001813a7" style:font-size-asian="12pt" style:font-size-complex="12pt"/>
    </style:style>
    <style:style style:name="P6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7" style:family="paragraph" style:parent-style-name="Standard">
      <style:text-properties style:font-name="DejaVu Sans Condensed" fo:font-size="12pt" officeooo:paragraph-rsid="001813a7" style:font-size-asian="12pt" style:font-size-complex="12pt"/>
    </style:style>
    <style:style style:name="P8" style:family="paragraph" style:parent-style-name="Standard">
      <style:text-properties style:font-name="DejaVu Sans Condensed" fo:font-size="12pt" fo:font-style="italic" fo:font-weight="normal" officeooo:rsid="001813a7" officeooo:paragraph-rsid="001813a7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09aa5"/>
    </style:style>
    <style:style style:name="P11" style:family="paragraph" style:parent-style-name="Standard" style:list-style-name="L1">
      <style:text-properties officeooo:paragraph-rsid="001813a7"/>
    </style:style>
    <style:style style:name="P12" style:family="paragraph" style:parent-style-name="Standard" style:list-style-name="L1">
      <style:text-properties style:font-name="DejaVu Sans Condensed" fo:font-size="12pt" officeooo:rsid="0013c94f" officeooo:paragraph-rsid="001813a7" style:font-size-asian="12pt" style:font-size-complex="12pt"/>
    </style:style>
    <style:style style:name="P13" style:family="paragraph" style:parent-style-name="Standard" style:list-style-name="L10">
      <style:text-properties style:font-name="DejaVu Sans Condensed" fo:font-size="12pt" officeooo:rsid="0013c94f" officeooo:paragraph-rsid="001813a7" style:font-size-asian="12pt" style:font-size-complex="12pt"/>
    </style:style>
    <style:style style:name="P14" style:family="paragraph" style:parent-style-name="Standard" style:list-style-name="L3">
      <style:text-properties style:font-name="DejaVu Sans Condensed" fo:font-size="12pt" officeooo:rsid="0018178b" officeooo:paragraph-rsid="001813a7" style:font-size-asian="12pt" style:font-size-complex="12pt"/>
    </style:style>
    <style:style style:name="P15" style:family="paragraph" style:parent-style-name="Standard" style:list-style-name="L8">
      <style:text-properties style:font-name="DejaVu Sans Condensed" fo:font-size="12pt" officeooo:rsid="0018178b" officeooo:paragraph-rsid="001813a7" style:font-size-asian="12pt" style:font-size-complex="12pt"/>
    </style:style>
    <style:style style:name="P16" style:family="paragraph" style:parent-style-name="Standard" style:list-style-name="L4">
      <style:text-properties style:font-name="DejaVu Sans Condensed" fo:font-size="12pt" officeooo:rsid="00148c7a" officeooo:paragraph-rsid="001813a7" style:font-size-asian="12pt" style:font-size-complex="12pt"/>
    </style:style>
    <style:style style:name="P17" style:family="paragraph" style:parent-style-name="Standard" style:list-style-name="L11">
      <style:text-properties style:font-name="DejaVu Sans Condensed" fo:font-size="12pt" officeooo:rsid="00148c7a" officeooo:paragraph-rsid="001813a7" style:font-size-asian="12pt" style:font-size-complex="12pt"/>
    </style:style>
    <style:style style:name="P18" style:family="paragraph" style:parent-style-name="Standard" style:list-style-name="L14">
      <style:text-properties style:font-name="DejaVu Sans Condensed" fo:font-size="12pt" officeooo:rsid="00148c7a" officeooo:paragraph-rsid="001813a7" style:font-size-asian="12pt" style:font-size-complex="12pt"/>
    </style:style>
    <style:style style:name="P19" style:family="paragraph" style:parent-style-name="Standard" style:list-style-name="L6">
      <style:text-properties style:font-name="DejaVu Sans Condensed" fo:font-size="12pt" officeooo:paragraph-rsid="001813a7" style:font-size-asian="12pt" style:font-size-complex="12pt"/>
    </style:style>
    <style:style style:name="P20" style:family="paragraph" style:parent-style-name="Standard" style:list-style-name="L9">
      <style:text-properties style:font-name="DejaVu Sans Condensed" fo:font-size="12pt" officeooo:paragraph-rsid="001813a7" style:font-size-asian="12pt" style:font-size-complex="12pt"/>
    </style:style>
    <style:style style:name="P21" style:family="paragraph" style:parent-style-name="Standard" style:list-style-name="L9">
      <style:text-properties style:font-name="DejaVu Sans Condensed" fo:font-size="12pt" officeooo:rsid="0025f75a" officeooo:paragraph-rsid="0025f75a" style:font-size-asian="12pt" style:font-size-complex="12pt"/>
    </style:style>
    <style:style style:name="P22" style:family="paragraph" style:parent-style-name="Standard" style:list-style-name="L10">
      <style:text-properties style:font-name="DejaVu Sans Condensed" fo:font-size="12pt" officeooo:paragraph-rsid="001813a7" style:font-size-asian="12pt" style:font-size-complex="12pt"/>
    </style:style>
    <style:style style:name="P23" style:family="paragraph" style:parent-style-name="Standard" style:list-style-name="L10">
      <style:text-properties style:font-name="DejaVu Sans Condensed" fo:font-size="12pt" officeooo:rsid="00275285" officeooo:paragraph-rsid="00275285" style:font-size-asian="12pt" style:font-size-complex="12pt"/>
    </style:style>
    <style:style style:name="P24" style:family="paragraph" style:parent-style-name="Standard" style:list-style-name="L13">
      <style:text-properties style:font-name="DejaVu Sans Condensed" fo:font-size="12pt" officeooo:paragraph-rsid="001ec343" style:font-size-asian="12pt" style:font-size-complex="12pt"/>
    </style:style>
    <style:style style:name="P25" style:family="paragraph" style:parent-style-name="Standard" style:list-style-name="L14">
      <style:text-properties style:font-name="DejaVu Sans Condensed" fo:font-size="12pt" officeooo:rsid="0024d8a5" officeooo:paragraph-rsid="0024d8a5" style:font-size-asian="12pt" style:font-size-complex="12pt"/>
    </style:style>
    <style:style style:name="P26" style:family="paragraph" style:parent-style-name="Standard" style:list-style-name="L12">
      <style:text-properties style:font-name="DejaVu Sans Condensed" fo:font-size="12pt" fo:font-weight="normal" officeooo:rsid="0013c94f" officeooo:paragraph-rsid="001813a7" style:font-size-asian="12pt" style:font-weight-asian="normal" style:font-size-complex="12pt" style:font-weight-complex="normal"/>
    </style:style>
    <style:style style:name="P27" style:family="paragraph" style:parent-style-name="Standard" style:list-style-name="L12">
      <style:text-properties style:font-name="DejaVu Sans Condensed" fo:font-size="12pt" fo:font-weight="normal" officeooo:rsid="00148c7a" officeooo:paragraph-rsid="001813a7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text-properties officeooo:paragraph-rsid="001813a7"/>
    </style:style>
    <style:style style:name="P29" style:family="paragraph" style:parent-style-name="Standard" style:list-style-name="L2">
      <style:text-properties officeooo:rsid="001c15ad" officeooo:paragraph-rsid="002bc95a"/>
    </style:style>
    <style:style style:name="P30" style:family="paragraph" style:parent-style-name="Standard" style:list-style-name="L5">
      <style:text-properties officeooo:paragraph-rsid="001813a7"/>
    </style:style>
    <style:style style:name="P31" style:family="paragraph" style:parent-style-name="Standard" style:list-style-name="L7">
      <style:text-properties officeooo:paragraph-rsid="001813a7"/>
    </style:style>
    <style:style style:name="T1" style:family="text">
      <style:text-properties officeooo:rsid="0018178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officeooo:rsid="00148c7a"/>
    </style:style>
    <style:style style:name="T6" style:family="text">
      <style:text-properties officeooo:rsid="0013c94f"/>
    </style:style>
    <style:style style:name="T7" style:family="text">
      <style:text-properties officeooo:rsid="001813a7"/>
    </style:style>
    <style:style style:name="T8" style:family="text">
      <style:text-properties style:font-name="DejaVu Sans Condensed" fo:font-size="12pt" style:font-size-asian="12pt" style:font-size-complex="12pt"/>
    </style:style>
    <style:style style:name="T9" style:family="text">
      <style:text-properties style:font-name="DejaVu Sans Condensed" fo:font-size="12pt" officeooo:rsid="00148c7a" style:font-size-asian="12pt" style:font-size-complex="12pt"/>
    </style:style>
    <style:style style:name="T10" style:family="text">
      <style:text-properties style:font-name="DejaVu Sans Condensed" fo:font-size="12pt" officeooo:rsid="0013c94f" style:font-size-asian="12pt" style:font-size-complex="12pt"/>
    </style:style>
    <style:style style:name="T11" style:family="text">
      <style:text-properties style:font-name="DejaVu Sans Condensed" fo:font-size="12pt" officeooo:rsid="001813a7" style:font-size-asian="12pt" style:font-size-complex="12pt"/>
    </style:style>
    <style:style style:name="T12" style:family="text">
      <style:text-properties style:font-name="DejaVu Sans Condensed" fo:font-size="12pt" officeooo:rsid="001c15ad" style:font-size-asian="12pt" style:font-size-complex="12pt"/>
    </style:style>
    <style:style style:name="T13" style:family="text">
      <style:text-properties style:font-name="DejaVu Sans Condensed" fo:font-size="12pt" officeooo:rsid="001ec343" style:font-size-asian="12pt" style:font-size-complex="12pt"/>
    </style:style>
    <style:style style:name="T14" style:family="text">
      <style:text-properties style:font-name="DejaVu Sans Condensed" fo:font-size="12pt" officeooo:rsid="00246d74" style:font-size-asian="12pt" style:font-size-complex="12pt"/>
    </style:style>
    <style:style style:name="T15" style:family="text">
      <style:text-properties style:font-name="DejaVu Sans Condensed" fo:font-size="12pt" officeooo:rsid="002a9d3b" style:font-size-asian="12pt" style:font-size-complex="12pt"/>
    </style:style>
    <style:style style:name="T16" style:family="text">
      <style:text-properties style:font-name="DejaVu Sans Condensed" fo:font-size="12pt" officeooo:rsid="002bc95a" style:font-size-asian="12pt" style:font-size-complex="12pt"/>
    </style:style>
    <style:style style:name="T17" style:family="text">
      <style:text-properties style:font-name="DejaVu Sans Condensed" fo:font-size="12pt" officeooo:rsid="002d7fd1" style:font-size-asian="12pt" style:font-size-complex="12pt"/>
    </style:style>
    <style:style style:name="T18" style:family="text">
      <style:text-properties style:font-name="DejaVu Sans Condensed" fo:font-size="12pt" fo:font-weight="bold" officeooo:rsid="0022950a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de0fc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16705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292aba" style:font-size-asian="12pt" style:font-weight-asian="bold" style:font-size-complex="12pt" style:font-weight-complex="bold"/>
    </style:style>
    <style:style style:name="T24" style:family="text">
      <style:text-properties officeooo:rsid="00246d74"/>
    </style:style>
    <style:style style:name="T25" style:family="text">
      <style:text-properties officeooo:rsid="0024cad6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2c0889"/>
    </style:style>
    <style:style style:name="T28" style:family="text">
      <style:text-properties officeooo:rsid="002e5a6e"/>
    </style:style>
    <style:style style:name="T29" style:family="text">
      <style:text-properties officeooo:rsid="002f1bf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10"><text:span text:style-name="T18">1</text:span><text:span text:style-name="T23">0</text:span><text:span text:style-name="T18">2</text:span><text:span text:style-name="T19"> - </text:span><text:span text:style-name="T20">Controls - </text:span><text:span text:style-name="T21">Throttle </text:span><text:span text:style-name="T22">Grip</text:span></text:p>
      <text:p text:style-name="P9">U=Up, D=Down, F=Forward, B=Backward, L=Left, R=Right, P=Press, S-*=Shift-, L-*=Long-</text:p>
      <text:p text:style-name="P4"/>
      <text:p text:style-name="P5"><text:span text:style-name="T3">Top</text:span><text:span text:style-name="T2"> hat</text:span></text:p>
      <text:p text:style-name="P8">Countermeasures only if carrying the countermeasures pods.</text:p>
      <text:list xml:id="list1475860140" text:style-name="L1">
        <text:list-item>
          <text:p text:style-name="P11"><text:span text:style-name="T9">F</text:span><text:span text:style-name="T14">/B</text:span><text:span text:style-name="T9">: </text:span><text:span text:style-name="T14">Fast countermeasure dispense (button on throttle, toggles continuous chaff/flare dispense)</text:span></text:p>
        </text:list-item>
        <text:list-item>
          <text:p text:style-name="P12">P: Countermeasures<text:span text:style-name="T24"> dispense toggle (switch on left canopy rail, toggles INT/FRAN then KONT/FRAN)</text:span></text:p>
        </text:list-item>
      </text:list>
      <text:p text:style-name="P1"><text:span text:style-name="T1">Top</text:span> hat ring</text:p>
      <text:list xml:id="list961603654" text:style-name="L2">
        <text:list-item>
          <text:p text:style-name="P28"><text:span text:style-name="T9">Rotate </text:span><text:span text:style-name="T12">F/B</text:span><text:span text:style-name="T9">: </text:span><text:span text:style-name="T12">Radar brightness increase/decrease</text:span></text:p>
        </text:list-item>
        <text:list-item>
          <text:p text:style-name="P29"><text:span text:style-name="T12">S-</text:span><text:span text:style-name="T8">Rotate F/B: Radar </text:span><text:span text:style-name="T15">CI</text:span><text:span text:style-name="T8"> filter</text:span><text:span text:style-name="T16"> (</text:span><text:span text:style-name="T8">night filter</text:span><text:span text:style-name="T16">)</text:span><text:span text:style-name="T8"> up/down</text:span></text:p>
        </text:list-item>
      </text:list>
      <text:p text:style-name="P1"><text:span text:style-name="T1">Middle hat</text:span> -- Comms</text:p>
      <text:list xml:id="list2899551204" text:style-name="L3">
        <text:list-item>
          <text:p text:style-name="P14">U: (SRS radio 1 PTT)</text:p>
        </text:list-item>
        <text:list-item>
          <text:p text:style-name="P14">D: (SRS radio 2 PTT)</text:p>
        </text:list-item>
      </text:list>
      <text:p text:style-name="P1"><text:span text:style-name="T1">B</text:span>ottom hat -- Speedbrake</text:p>
      <text:list xml:id="list686915022" text:style-name="L4">
        <text:list-item>
          <text:p text:style-name="P16">F: Extend speedbrakes (<text:span text:style-name="T25">single press fully extends</text:span>)</text:p>
        </text:list-item>
        <text:list-item>
          <text:p text:style-name="P16">B: Retract speedbrakes (single press fully retracts)</text:p>
        </text:list-item>
      </text:list>
      <text:p text:style-name="P2"><text:span text:style-name="T1">F</text:span><text:span text:style-name="T5">ront thumb button</text:span></text:p>
      <text:list xml:id="list437822388" text:style-name="L5">
        <text:list-item>
          <text:p text:style-name="P30"><text:span text:style-name="T9">P: </text:span><text:span text:style-name="T10">Toggle thrust reverser. <text:s/></text:span><text:span text:style-name="T11">If pressed while flying, sets thrust reverser to automatically deploy when all 3 wheels touch down.</text:span></text:p>
        </text:list-item>
      </text:list>
      <text:p text:style-name="P7"><text:span text:style-name="T3">R</text:span><text:span text:style-name="T4">ear thumb button -- Cage/uncage button</text:span></text:p>
      <text:list xml:id="list3460344615" text:style-name="L6">
        <text:list-item>
          <text:p text:style-name="P19"><text:span text:style-name="T1">P: </text:span><text:span text:style-name="T6">Uncage Sidewinder</text:span></text:p>
        </text:list-item>
      </text:list>
      <text:p text:style-name="P2"><text:span text:style-name="T1">B</text:span><text:span text:style-name="T5">ottom thumb button</text:span></text:p>
      <text:list xml:id="list1596682549" text:style-name="L7">
        <text:list-item>
          <text:p text:style-name="P31"><text:span text:style-name="T13">P: </text:span><text:span text:style-name="T17">High-pressure fuel valve toggle (idle/cutoff toggle)</text:span></text:p>
        </text:list-item>
      </text:list>
      <text:p text:style-name="P2"><text:span text:style-name="T1">M</text:span><text:span text:style-name="T5">inistick -- TDC</text:span></text:p>
      <text:list xml:id="list3846448279" text:style-name="L8">
        <text:list-item>
          <text:p text:style-name="P15">Axes: Slew <text:span text:style-name="T6">cursor on radar, or Maverick seeker</text:span></text:p>
        </text:list-item>
      </text:list>
      <text:list xml:id="list444371669" text:style-name="L9">
        <text:list-item>
          <text:p text:style-name="P20"><text:span text:style-name="T5">P: </text:span><text:span text:style-name="T6">Radar stick TV detent (set waypoint fix, lock </text:span><text:span text:style-name="T7">Maverick </text:span><text:span text:style-name="T6">target)</text:span></text:p>
        </text:list-item>
        <text:list-item>
          <text:p text:style-name="P21">S-P: Radar stick T1 detent (prepare waypoint fix)</text:p>
        </text:list-item>
      </text:list>
      <text:p text:style-name="P3">Middle finger hat</text:p>
      <text:list xml:id="list2791884605" text:style-name="L10">
        <text:list-item>
          <text:p text:style-name="P22"><text:span text:style-name="T5">U/D: </text:span><text:span text:style-name="T6">Radar antenna elevation up/down</text:span></text:p>
        </text:list-item>
        <text:list-item>
          <text:p text:style-name="P13">L/R: Radar range decrease/increase</text:p>
        </text:list-item>
        <text:list-item>
          <text:p text:style-name="P13">P: <text:span text:style-name="T27">Radar terrain avoidance mode</text:span></text:p>
        </text:list-item>
        <text:list-item>
          <text:p text:style-name="P13">S-P: Radar stick T0 detent (Maverick return to boresight)</text:p>
        </text:list-item>
        <text:list-item>
          <text:p text:style-name="P23">S-U: Radar logarithmic shading (default)</text:p>
        </text:list-item>
        <text:list-item>
          <text:p text:style-name="P23">S-D: Radar linear shading</text:p>
        </text:list-item>
      </text:list>
      <text:p text:style-name="P2"><text:span text:style-name="T1">Ring finger s</text:span><text:span text:style-name="T5">lider</text:span></text:p>
      <text:list xml:id="list3652871180" text:style-name="L11">
        <text:list-item>
          <text:p text:style-name="P17">U/D: <text:span text:style-name="T6">Radar gain control increase/decrease</text:span></text:p>
        </text:list-item>
      </text:list>
      <text:p text:style-name="P2"><text:span text:style-name="T1">P</text:span><text:span text:style-name="T5">inky </text:span><text:span text:style-name="T1">switch</text:span></text:p>
      <text:list xml:id="list516922306" text:style-name="L12">
        <text:list-item>
          <text:p text:style-name="P26"><text:span text:style-name="T1">U: </text:span>Autopilot attitude hold</text:p>
        </text:list-item>
        <text:list-item>
          <text:p text:style-name="P26">D: Autopilot altitude hold (also turns on attitude hold)</text:p>
        </text:list-item>
        <text:list-item>
          <text:p text:style-name="P27"><text:span text:style-name="T28">S-</text:span>P: <text:span text:style-name="T6">Toggle dampers (SPAK)</text:span><text:span text:style-name="T28"> (shift-Press so you don't press it by accident</text:span><text:span text:style-name="T29">; normally it should stay on</text:span><text:span text:style-name="T28">)</text:span></text:p>
        </text:list-item>
      </text:list>
      <text:p text:style-name="P5"><text:span text:style-name="T3">P</text:span><text:span text:style-name="T2">inky button</text:span></text:p>
      <text:list xml:id="list1714875825" text:style-name="L13">
        <text:list-item>
          <text:p text:style-name="P24"><text:span text:style-name="T5">P: </text:span><text:span text:style-name="T6">Toggle autothrottle (</text:span><text:span text:style-name="T7">G</text:span><text:span text:style-name="T6">ear up: holds 550 kph; </text:span><text:span text:style-name="T7">G</text:span><text:span text:style-name="T6">ear down: holds 12 deg AOA)</text:span></text:p>
        </text:list-item>
      </text:list>
      <text:p text:style-name="P1">Pinky wheel</text:p>
      <text:list xml:id="list4294457139" text:style-name="L14">
        <text:list-item>
          <text:p text:style-name="P25">F/<text:span text:style-name="T26">B</text:span>: Taxi/Landing light switch on/off</text:p>
        </text:list-item>
        <text:list-item>
          <text:p text:style-name="P18">P: <text:span text:style-name="T6">Toggle anti-collision lights</text:span>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1-21T13:42:07.143000000</dc:date>
    <meta:editing-duration>PT2H36M33S</meta:editing-duration>
    <meta:editing-cycles>31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3" meta:word-count="297" meta:character-count="1808" meta:non-whitespace-character-count="1580"/>
  </office:meta>
</office:document-meta>
</file>